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cc4" officeooo:paragraph-rsid="00035cc4"/>
    </style:style>
    <style:style style:name="P2" style:family="paragraph" style:parent-style-name="Standard">
      <style:text-properties fo:color="#ce181e" fo:font-weight="bold" officeooo:rsid="00035cc4" officeooo:paragraph-rsid="00035cc4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9dab"/>
    </style:style>
    <style:style style:name="T3" style:family="text">
      <style:text-properties officeooo:rsid="0003a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LIST</text:p>
      <text:p text:style-name="P1"/>
      <text:p text:style-name="P2">18/11</text:p>
      <text:p text:style-name="P1">- comparer les différentes structure<text:span text:style-name="T3">s</text:span> de données pour stocker et <text:span text:style-name="T1">parcourir</text:span> le dictionnaire → analyse de performance → justification de la structure</text:p>
      <text:p text:style-name="P1">- analyse de complexité des contrepèteries</text:p>
      <text:p text:style-name="P1">- une page web (responsive) + console</text:p>
      <text:p text:style-name="P1">- différentes version de vérif et génération de contrepèterie (ex : pas de contrepèterie à l’intérieur du même mot, juste sur la première lettre)</text:p>
      <text:p text:style-name="P1"><text:s/>- <text:span text:style-name="T2">écrire les package pour installation pour futur script s'instal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20:12.488640623</meta:creation-date>
    <dc:date>2019-11-18T11:34:47.728459992</dc:date>
    <meta:editing-duration>PT3M55S</meta:editing-duration>
    <meta:editing-cycles>1</meta:editing-cycles>
    <meta:document-statistic meta:table-count="0" meta:image-count="0" meta:object-count="0" meta:page-count="1" meta:paragraph-count="7" meta:word-count="73" meta:character-count="454" meta:non-whitespace-character-count="387"/>
    <meta:generator>LibreOffice/6.1.5.2$Linux_X86_64 LibreOffice_project/10$Build-2</meta:generator>
  </office:meta>
</office:document-meta>
</file>